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c618b" officeooo:paragraph-rsid="001c618b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rsid="001c618b" officeooo:paragraph-rsid="001c618b"/>
    </style:style>
    <style:style style:name="P3" style:family="paragraph" style:parent-style-name="Standard">
      <style:text-properties officeooo:paragraph-rsid="001b802c"/>
    </style:style>
    <style:style style:name="P4" style:family="paragraph" style:parent-style-name="Standard">
      <style:text-properties officeooo:rsid="001afe4d" officeooo:paragraph-rsid="001b802c"/>
    </style:style>
    <style:style style:name="P5" style:family="paragraph" style:parent-style-name="Standard">
      <style:text-properties officeooo:rsid="001afe4d" officeooo:paragraph-rsid="001afe4d"/>
    </style:style>
    <style:style style:name="P6" style:family="paragraph" style:parent-style-name="Standard">
      <style:text-properties officeooo:rsid="001b802c" officeooo:paragraph-rsid="001b802c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00487" officeooo:paragraph-rsid="00200487" style:font-weight-asian="bold" style:font-weight-complex="bold"/>
    </style:style>
    <style:style style:name="P8" style:family="paragraph" style:parent-style-name="Standard">
      <style:text-properties officeooo:rsid="00200487" officeooo:paragraph-rsid="00200487"/>
    </style:style>
    <style:style style:name="T1" style:family="text">
      <style:text-properties officeooo:rsid="001afe4d"/>
    </style:style>
    <style:style style:name="T2" style:family="text">
      <style:text-properties officeooo:rsid="001b802c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guagens de Programação</text:p>
      <text:p text:style-name="P2"/>
      <text:p text:style-name="P3"><text:span text:style-name="T1">Compilador → faz a </text:span><text:span text:style-name="T2">análise de TODO do código <text:s/>+ </text:span><text:span text:style-name="T1">transcrição da linguagem humana em linguagem de maquina (0 e 1s)</text:span><text:span text:style-name="T2">*</text:span></text:p>
      <text:p text:style-name="P4"><text:span text:style-name="T2">* </text:span>Esses 0 e 1s fazem os ligações internas do processador ligar ou desligar</text:p>
      <text:p text:style-name="P4">– <text:span text:style-name="T2">tratamento de erro melhor</text:span></text:p>
      <text:p text:style-name="P5"/>
      <text:p text:style-name="P6">Interpretada – faz a análise e transcrição Linha a linha do código</text:p>
      <text:p text:style-name="P6">Trava o código se a linha está errada</text:p>
      <text:p text:style-name="P4"/>
      <text:p text:style-name="P4">JIT – complila somente a parte mais necessária (que mais é buildada) do codigo</text:p>
      <text:p text:style-name="P4"/>
      <text:p text:style-name="P4">TypeScript == superset de JavaScript – camada em cima do JS (transpilada p JS)</text:p>
      <text:p text:style-name="P5"/>
      <text:p text:style-name="P5">Compilada x Interpretada – Não definem a linguagem == alocação de memoria, <text:span text:style-name="T2">etc</text:span></text:p>
      <text:p text:style-name="P5"/>
      <text:p text:style-name="P4"/>
      <text:p text:style-name="P5"/>
      <text:p text:style-name="P7"><text:span text:style-name="T3">Variáveis em </text:span><text:span text:style-name="T4">JS</text:span></text:p>
      <text:p text:style-name="P8"/>
      <text:p text:style-name="P8">undefined – é declarada mas não foi inicializada </text:p>
      <text:p text:style-name="P8">null = vazia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urce Han Sans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urce Han Sans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5T20:50:16.679976101</meta:creation-date>
    <dc:date>2025-04-15T22:29:35.566364509</dc:date>
    <meta:editing-duration>PT24M20S</meta:editing-duration>
    <meta:editing-cycles>3</meta:editing-cycles>
    <meta:generator>LibreOffice/25.2.2.2$Linux_X86_64 LibreOffice_project/520$Build-2</meta:generator>
    <meta:document-statistic meta:table-count="0" meta:image-count="0" meta:object-count="0" meta:page-count="1" meta:paragraph-count="12" meta:word-count="112" meta:character-count="652" meta:non-whitespace-character-count="544"/>
  </office:meta>
</office:document-meta>
</file>